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33" table:style-name="ta1">
        <table:shapes>
          <draw:frame draw:z-index="0" draw:style-name="gr1" draw:text-style-name="P1" svg:width="159.99mm" svg:height="89.99mm" svg:x="125.75mm" svg:y="1mm">
            <loext:p draw:notify-on-update-of-ranges="test233.B1:test233.B1 test233.B2:test233.B13 test233.C1:test233.C1 test233.C2:test233.C13 test233.D1:test233.D1 test233.D2:test233.D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table:style-name="Default" office:value-type="string" calcext:value-type="string">
            <text:p>2017/10/29</text:p>
          </table:table-cell>
          <table:table-cell office:value-type="string" calcext:value-type="string">
            <text:p>22:11: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11:07</text:p>
          </table:table-cell>
          <table:table-cell office:value-type="float" office:value="0.072763" calcext:value-type="float">
            <text:p>0.072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222" calcext:value-type="float">
            <text:p>145222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11:08</text:p>
          </table:table-cell>
          <table:table-cell office:value-type="float" office:value="0.080369" calcext:value-type="float">
            <text:p>0.080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080" calcext:value-type="float">
            <text:p>143080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11:09</text:p>
          </table:table-cell>
          <table:table-cell office:value-type="float" office:value="0.098092" calcext:value-type="float">
            <text:p>0.098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610" calcext:value-type="float">
            <text:p>156610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11:10</text:p>
          </table:table-cell>
          <table:table-cell office:value-type="float" office:value="0.122935" calcext:value-type="float">
            <text:p>0.122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639" calcext:value-type="float">
            <text:p>170639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11:11</text:p>
          </table:table-cell>
          <table:table-cell office:value-type="float" office:value="0.107418" calcext:value-type="float">
            <text:p>0.107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660" calcext:value-type="float">
            <text:p>134660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11:12</text:p>
          </table:table-cell>
          <table:table-cell office:value-type="float" office:value="0.102717" calcext:value-type="float">
            <text:p>0.102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564" calcext:value-type="float">
            <text:p>153564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11:13</text:p>
          </table:table-cell>
          <table:table-cell office:value-type="float" office:value="0.115956" calcext:value-type="float">
            <text:p>0.115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787" calcext:value-type="float">
            <text:p>147787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11:14</text:p>
          </table:table-cell>
          <table:table-cell office:value-type="float" office:value="0.122353" calcext:value-type="float">
            <text:p>0.122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420" calcext:value-type="float">
            <text:p>143420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11:15</text:p>
          </table:table-cell>
          <table:table-cell office:value-type="float" office:value="0.105027" calcext:value-type="float">
            <text:p>0.105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828" calcext:value-type="float">
            <text:p>144828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2017-10-29</text:p>
          </table:table-cell>
          <table:table-cell office:value-type="string" calcext:value-type="string">
            <text:p>22:11:16</text:p>
          </table:table-cell>
          <table:table-cell office:value-type="float" office:value="0.101107" calcext:value-type="float">
            <text:p>0.101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745" calcext:value-type="float">
            <text:p>144745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table:style-name="Default" office:value-type="string" calcext:value-type="string">
            <text:p>2017/10/29</text:p>
          </table:table-cell>
          <table:table-cell office:value-type="string" calcext:value-type="string">
            <text:p>22:11:17</text:p>
          </table:table-cell>
          <table:table-cell office:value-type="float" office:value="0.057492" calcext:value-type="float">
            <text:p>0.057492</text:p>
          </table:table-cell>
          <table:table-cell office:value-type="float" office:value="0" calcext:value-type="float">
            <text:p>0</text:p>
          </table:table-cell>
          <table:table-cell office:value-type="float" office:value="37.383178" calcext:value-type="float">
            <text:p>37.383178</text:p>
          </table:table-cell>
          <table:table-cell office:value-type="float" office:value="177692" calcext:value-type="float">
            <text:p>177692</text:p>
          </table:table-cell>
          <table:table-cell office:value-type="float" office:value="321" calcext:value-type="float">
            <text:p>3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9T18:22:05.872628100</dc:date>
    <meta:editing-duration>PT2M42S</meta:editing-duration>
    <meta:editing-cycles>1</meta:editing-cycles>
    <meta:document-statistic meta:table-count="1" meta:cell-count="91" meta:object-count="1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91cm" svg:y="0.315cm" chart:style-name="ch2">
          <text:p>test233, 1200 TPS</text:p>
        </chart:title>
        <chart:legend chart:legend-position="end" svg:x="13.412cm" svg:y="4.005cm" style:legend-expansion="high" chart:style-name="ch3"/>
        <chart:plot-area chart:style-name="ch4" table:cell-range-address="test233.B1:test233.D13" chart:data-source-has-labels="both" svg:x="0.32cm" svg:y="1.248cm" svg:width="12.772cm" svg:height="7.572cm">
          <chartooo:coordinate-region svg:x="1.232cm" svg:y="1.248cm" svg:width="11.591cm" svg:height="5.969cm"/>
          <chart:axis chart:dimension="x" chart:name="primary-x" chart:style-name="ch5" chartooo:axis-type="auto">
            <chartooo:date-scale/>
            <chart:categories table:cell-range-address="test233.B2:test233.B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233.C2:test233.C13" chart:label-cell-address="test233.C1:test233.C1" chart:class="chart:line">
            <chart:data-point chart:repeated="12"/>
          </chart:series>
          <chart:series chart:style-name="ch9" chart:values-cell-range-address="test233.D2:test233.D13" chart:label-cell-address="test233.D1:test233.D1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33.C1:test233.C1</svg:desc>
                </draw:g>
              </table:table-cell>
              <table:table-cell office:value-type="string">
                <text:p>xfertime</text:p>
                <draw:g>
                  <svg:desc>test233.D1:test23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2:11:06</text:p>
                <draw:g>
                  <svg:desc>test233.B2:test233.B13</svg:desc>
                </draw:g>
              </table:table-cell>
              <table:table-cell office:value-type="float" office:value="0">
                <text:p>0</text:p>
                <draw:g>
                  <svg:desc>test233.C2:test233.C13</svg:desc>
                </draw:g>
              </table:table-cell>
              <table:table-cell office:value-type="float" office:value="0">
                <text:p>0</text:p>
                <draw:g>
                  <svg:desc>test233.D2:test233.D13</svg:desc>
                </draw:g>
              </table:table-cell>
            </table:table-row>
            <table:table-row>
              <table:table-cell office:value-type="string">
                <text:p>22:11:07</text:p>
              </table:table-cell>
              <table:table-cell office:value-type="float" office:value="0.072763">
                <text:p>0.072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11:08</text:p>
              </table:table-cell>
              <table:table-cell office:value-type="float" office:value="0.080369">
                <text:p>0.080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11:09</text:p>
              </table:table-cell>
              <table:table-cell office:value-type="float" office:value="0.098092">
                <text:p>0.098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11:10</text:p>
              </table:table-cell>
              <table:table-cell office:value-type="float" office:value="0.122935">
                <text:p>0.122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11:11</text:p>
              </table:table-cell>
              <table:table-cell office:value-type="float" office:value="0.107418">
                <text:p>0.107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11:12</text:p>
              </table:table-cell>
              <table:table-cell office:value-type="float" office:value="0.102717">
                <text:p>0.102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11:13</text:p>
              </table:table-cell>
              <table:table-cell office:value-type="float" office:value="0.115956">
                <text:p>0.115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11:14</text:p>
              </table:table-cell>
              <table:table-cell office:value-type="float" office:value="0.122353">
                <text:p>0.122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11:15</text:p>
              </table:table-cell>
              <table:table-cell office:value-type="float" office:value="0.105027">
                <text:p>0.105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11:16</text:p>
              </table:table-cell>
              <table:table-cell office:value-type="float" office:value="0.101107">
                <text:p>0.10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:11:17</text:p>
              </table:table-cell>
              <table:table-cell office:value-type="float" office:value="0.057492">
                <text:p>0.05749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